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55.36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78.66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72.2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70.6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49.75pt"/>
    </style:style>
    <style:style style:name="co14" style:family="table-column">
      <style:table-column-properties fo:break-before="auto" style:column-width="34.5pt"/>
    </style:style>
    <style:style style:name="co15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9" table:number-columns-repeated="1007" table:default-cell-style-name="ce1"/>
        <table:table-row table:style-name="ro1">
          <table:table-cell/>
          <table:table-cell office:value-type="string" calcext:value-type="string">
            <text:p>Rye Prod.</text:p>
          </table:table-cell>
          <table:table-cell office:value-type="string" calcext:value-type="string">
            <text:p>Beer Prod.</text:p>
          </table:table-cell>
          <table:table-cell/>
          <table:table-cell office:value-type="string" calcext:value-type="string">
            <text:p>Rye Demand</text:p>
          </table:table-cell>
          <table:table-cell office:value-type="string" calcext:value-type="string">
            <text:p>Beer Demand</text:p>
          </table:table-cell>
          <table:table-cell/>
          <table:table-cell office:value-type="string" calcext:value-type="string">
            <text:p>Demand P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formula="of:=1/3" office:value-type="float" office:value="0.333333333333333" calcext:value-type="float">
            <text:p>0.33</text:p>
          </table:table-cell>
          <table:table-cell table:formula="of:=2/3" office:value-type="float" office:value="0.666666666666667" calcext:value-type="float">
            <text:p>0.67</text:p>
          </table:table-cell>
          <table:table-cell/>
          <table:table-cell table:style-name="ce2" table:formula="of:=[.B2]*[.C2]/2"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/>
          <table:table-cell table:formula="of:=2/3" office:value-type="float" office:value="0.666666666666667" calcext:value-type="float">
            <text:p>0.67</text:p>
          </table:table-cell>
          <table:table-cell table:formula="of:=1/3" office:value-type="float" office:value="0.333333333333333" calcext:value-type="float">
            <text:p>0.33</text:p>
          </table:table-cell>
          <table:table-cell/>
          <table:table-cell table:style-name="ce2" table:formula="of:=[.B3]*[.C3]/2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table:formula="of:=3/4" office:value-type="float" office:value="0.75" calcext:value-type="float">
            <text:p>0.75</text:p>
          </table:table-cell>
          <table:table-cell/>
          <table:table-cell table:style-name="ce2" table:formula="of:=[.B4]*[.C4]/2"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oducer Ref.</text:p>
          </table:table-cell>
          <table:table-cell office:value-type="string" calcext:value-type="string">
            <text:p>Consumer Ref.</text:p>
          </table:table-cell>
          <table:table-cell office:value-type="string" calcext:value-type="string">
            <text:p>Distances</text:p>
          </table:table-cell>
          <table:table-cell/>
          <table:table-cell office:value-type="string" calcext:value-type="string">
            <text:p>Rye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Rye Sales</text:p>
          </table:table-cell>
          <table:table-cell office:value-type="string" calcext:value-type="string">
            <text:p>Beer Sales</text:p>
          </table:table-cell>
          <table:table-cell/>
          <table:table-cell office:value-type="string" calcext:value-type="string">
            <text:p>Net Rye</text:p>
          </table:table-cell>
          <table:table-cell office:value-type="string" calcext:value-type="string">
            <text:p>Net Beer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style-name="ce2" table:formula="of:=FLOOR((ROW()-7)/3)+1" office:value-type="float" office:value="1" calcext:value-type="float">
            <text:p>1</text:p>
          </table:table-cell>
          <table:table-cell table:style-name="ce2" table:formula="of:=MOD(ROW()-7;3)+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E$2:.E$4];[.$D7])*INDEX([.$H$2:.$H$4];[.$D7])/[.$E7]" office:value-type="float" office:value="50" calcext:value-type="float">
            <text:p>50.00</text:p>
          </table:table-cell>
          <table:table-cell table:formula="of:=INDEX([.F$2:.F$4];[.$D7])*INDEX([.$H$2:.$H$4];[.$D7])/[.$E7]" office:value-type="float" office:value="100" calcext:value-type="float">
            <text:p>100.00</text:p>
          </table:table-cell>
          <table:table-cell/>
          <table:table-cell table:formula="of:=INDEX([.B$2:.B$4];[.$C7])*[.G7]/SUM([.$G$7:.$H$9])" office:value-type="float" office:value="1.66666666666667" calcext:value-type="float">
            <text:p>1.67</text:p>
          </table:table-cell>
          <table:table-cell table:formula="of:=INDEX([.C$2:.C$4];[.$C7])*[.H7]/SUM([.$G$7:.$H$9])" office:value-type="float" office:value="10" calcext:value-type="float">
            <text:p>10.00</text:p>
          </table:table-cell>
          <table:table-cell/>
          <table:table-cell table:formula="of:=[.J7]+MIN([.J8];[.J10])+MIN([.J9];[.J13])" office:value-type="float" office:value="3.51190476190476" calcext:value-type="float">
            <text:p>3.51</text:p>
          </table:table-cell>
          <table:table-cell table:formula="of:=[.K7]+MIN([.K8];[.K10])+MIN([.K9];[.K13])" office:value-type="float" office:value="13.968253968254" calcext:value-type="float">
            <text:p>13.97</text:p>
          </table:table-cell>
          <table:table-cell/>
          <table:table-cell table:formula="of:=[.P8]/[.O8]" office:value-type="float" office:value="3.96774193548387" calcext:value-type="float">
            <text:p>3.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FLOOR((ROW()-7)/3)+1" office:value-type="float" office:value="1" calcext:value-type="float">
            <text:p>1</text:p>
          </table:table-cell>
          <table:table-cell table:style-name="ce2" table:formula="of:=MOD(ROW()-7;3)+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INDEX([.E$2:.E$4];[.$D8])*INDEX([.$H$2:.$H$4];[.$D8])/[.$E8]" office:value-type="float" office:value="66.6666666666667" calcext:value-type="float">
            <text:p>66.67</text:p>
          </table:table-cell>
          <table:table-cell table:formula="of:=INDEX([.F$2:.F$4];[.$D8])*INDEX([.$H$2:.$H$4];[.$D8])/[.$E8]" office:value-type="float" office:value="33.3333333333333" calcext:value-type="float">
            <text:p>33.33</text:p>
          </table:table-cell>
          <table:table-cell/>
          <table:table-cell table:formula="of:=INDEX([.B$2:.B$4];[.$C8])*[.G8]/SUM([.$G$7:.$H$9])" office:value-type="float" office:value="2.22222222222222" calcext:value-type="float">
            <text:p>2.22</text:p>
          </table:table-cell>
          <table:table-cell table:formula="of:=INDEX([.C$2:.C$4];[.$C8])*[.H8]/SUM([.$G$7:.$H$9])" office:value-type="float" office:value="3.33333333333333" calcext:value-type="float">
            <text:p>3.33</text:p>
          </table:table-cell>
          <table:table-cell/>
          <table:table-cell table:formula="of:=[.J8]-[.J10]" office:value-type="float" office:value="0.793650793650793" calcext:value-type="float">
            <text:p>0.79</text:p>
          </table:table-cell>
          <table:table-cell table:formula="of:=[.K8]-[.K10]" office:value-type="float" office:value="0.476190476190476" calcext:value-type="float">
            <text:p>0.48</text:p>
          </table:table-cell>
          <table:table-cell table:formula="of:=[.M7]+[.M8]*IF([.M8]&gt;0)+[.M9]*IF([.M9]&gt;0)" office:value-type="float" office:value="4.30555555555556" calcext:value-type="float">
            <text:p>4.31</text:p>
          </table:table-cell>
          <table:table-cell table:formula="of:=[.N7]+[.N8]*IF([.N8]&gt;0)+[.N9]*IF([.N9]&gt;0)" office:value-type="float" office:value="17.0833333333333" calcext:value-type="float">
            <text:p>17.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table:formula="of:=FLOOR((ROW()-7)/3)+1" office:value-type="float" office:value="1" calcext:value-type="float">
            <text:p>1</text:p>
          </table:table-cell>
          <table:table-cell table:style-name="ce2" table:formula="of:=MOD(ROW()-7;3)+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INDEX([.E$2:.E$4];[.$D9])*INDEX([.$H$2:.$H$4];[.$D9])/[.$E9]" office:value-type="float" office:value="12.5" calcext:value-type="float">
            <text:p>12.50</text:p>
          </table:table-cell>
          <table:table-cell table:formula="of:=INDEX([.F$2:.F$4];[.$D9])*INDEX([.$H$2:.$H$4];[.$D9])/[.$E9]" office:value-type="float" office:value="37.5" calcext:value-type="float">
            <text:p>37.50</text:p>
          </table:table-cell>
          <table:table-cell/>
          <table:table-cell table:formula="of:=INDEX([.B$2:.B$4];[.$C9])*[.G9]/SUM([.$G$7:.$H$9])" office:value-type="float" office:value="0.416666666666667" calcext:value-type="float">
            <text:p>0.42</text:p>
          </table:table-cell>
          <table:table-cell table:formula="of:=INDEX([.C$2:.C$4];[.$C9])*[.H9]/SUM([.$G$7:.$H$9])" office:value-type="float" office:value="3.75" calcext:value-type="float">
            <text:p>3.75</text:p>
          </table:table-cell>
          <table:table-cell/>
          <table:table-cell table:formula="of:=[.J9]-[.J13]" office:value-type="float" office:value="-1.25" calcext:value-type="float">
            <text:p>-1.25</text:p>
          </table:table-cell>
          <table:table-cell table:formula="of:=[.K9]-[.K13]" office:value-type="float" office:value="2.63888888888889" calcext:value-type="float">
            <text:p>2.64</text:p>
          </table:table-cell>
          <table:table-cell/>
          <table:table-cell table:formula="of:=-([.$C$2]/[.$B$2])*[.$O$8]+[.$C$2]" office:value-type="float" office:value="17.0833333333333" calcext:value-type="float">
            <text:p>17.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table:formula="of:=FLOOR((ROW()-7)/3)+1" office:value-type="float" office:value="2" calcext:value-type="float">
            <text:p>2</text:p>
          </table:table-cell>
          <table:table-cell table:style-name="ce2" table:formula="of:=MOD(ROW()-7;3)+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INDEX([.E$2:.E$4];[.$D10])*INDEX([.$H$2:.$H$4];[.$D10])/[.$E10]" office:value-type="float" office:value="25" calcext:value-type="float">
            <text:p>25.00</text:p>
          </table:table-cell>
          <table:table-cell table:formula="of:=INDEX([.F$2:.F$4];[.$D10])*INDEX([.$H$2:.$H$4];[.$D10])/[.$E10]" office:value-type="float" office:value="50" calcext:value-type="float">
            <text:p>50.00</text:p>
          </table:table-cell>
          <table:table-cell/>
          <table:table-cell table:formula="of:=INDEX([.B$2:.B$4];[.$C10])*[.G10]/SUM([.$G$10:.$H$12])" office:value-type="float" office:value="1.42857142857143" calcext:value-type="float">
            <text:p>1.43</text:p>
          </table:table-cell>
          <table:table-cell table:formula="of:=INDEX([.C$2:.C$4];[.$C10])*[.H10]/SUM([.$G$10:.$H$12])" office:value-type="float" office:value="2.85714285714286" calcext:value-type="float">
            <text:p>2.86</text:p>
          </table:table-cell>
          <table:table-cell/>
          <table:table-cell table:formula="of:=[.J10]-[.J8]" office:value-type="float" office:value="-0.793650793650793" calcext:value-type="float">
            <text:p>-0.79</text:p>
          </table:table-cell>
          <table:table-cell table:formula="of:=[.K10]-[.K8]" office:value-type="float" office:value="-0.476190476190476" calcext:value-type="float">
            <text:p>-0.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FLOOR((ROW()-7)/3)+1" office:value-type="float" office:value="2" calcext:value-type="float">
            <text:p>2</text:p>
          </table:table-cell>
          <table:table-cell table:style-name="ce2" table:formula="of:=MOD(ROW()-7;3)+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E$2:.E$4];[.$D11])*INDEX([.$H$2:.$H$4];[.$D11])/[.$E11]" office:value-type="float" office:value="133.333333333333" calcext:value-type="float">
            <text:p>133.33</text:p>
          </table:table-cell>
          <table:table-cell table:formula="of:=INDEX([.F$2:.F$4];[.$D11])*INDEX([.$H$2:.$H$4];[.$D11])/[.$E11]" office:value-type="float" office:value="66.6666666666667" calcext:value-type="float">
            <text:p>66.67</text:p>
          </table:table-cell>
          <table:table-cell/>
          <table:table-cell table:formula="of:=INDEX([.B$2:.B$4];[.$C11])*[.G11]/SUM([.$G$10:.$H$12])" office:value-type="float" office:value="7.61904761904762" calcext:value-type="float">
            <text:p>7.62</text:p>
          </table:table-cell>
          <table:table-cell table:formula="of:=INDEX([.C$2:.C$4];[.$C11])*[.H11]/SUM([.$G$10:.$H$12])" office:value-type="float" office:value="3.80952380952381" calcext:value-type="float">
            <text:p>3.81</text:p>
          </table:table-cell>
          <table:table-cell/>
          <table:table-cell table:formula="of:=[.J11]+MIN([.J8];[.J10])+MIN([.J12];[.J14])" office:value-type="float" office:value="10.1190476190476" calcext:value-type="float">
            <text:p>10.12</text:p>
          </table:table-cell>
          <table:table-cell table:formula="of:=[.K11]+MIN([.K8];[.K10])+MIN([.K12];[.K14])" office:value-type="float" office:value="7.77777777777778" calcext:value-type="float">
            <text:p>7.78</text:p>
          </table:table-cell>
          <table:table-cell table:formula="of:=[.M11]+[.M10]*IF([.M10]&gt;0)+[.M12]*IF([.M12]&gt;0)" office:value-type="float" office:value="10.1190476190476" calcext:value-type="float">
            <text:p>10.12</text:p>
          </table:table-cell>
          <table:table-cell table:formula="of:=[.N11]+[.N10]*IF([.N10]&gt;0)+[.N12]*IF([.N12]&gt;0)" office:value-type="float" office:value="9.88095238095238" calcext:value-type="float">
            <text:p>9.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table:formula="of:=FLOOR((ROW()-7)/3)+1" office:value-type="float" office:value="2" calcext:value-type="float">
            <text:p>2</text:p>
          </table:table-cell>
          <table:table-cell table:style-name="ce2" table:formula="of:=MOD(ROW()-7;3)+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INDEX([.E$2:.E$4];[.$D12])*INDEX([.$H$2:.$H$4];[.$D12])/[.$E12]" office:value-type="float" office:value="18.75" calcext:value-type="float">
            <text:p>18.75</text:p>
          </table:table-cell>
          <table:table-cell table:formula="of:=INDEX([.F$2:.F$4];[.$D12])*INDEX([.$H$2:.$H$4];[.$D12])/[.$E12]" office:value-type="float" office:value="56.25" calcext:value-type="float">
            <text:p>56.25</text:p>
          </table:table-cell>
          <table:table-cell/>
          <table:table-cell table:formula="of:=INDEX([.B$2:.B$4];[.$C12])*[.G12]/SUM([.$G$10:.$H$12])" office:value-type="float" office:value="1.07142857142857" calcext:value-type="float">
            <text:p>1.07</text:p>
          </table:table-cell>
          <table:table-cell table:formula="of:=INDEX([.C$2:.C$4];[.$C12])*[.H12]/SUM([.$G$10:.$H$12])" office:value-type="float" office:value="3.21428571428571" calcext:value-type="float">
            <text:p>3.21</text:p>
          </table:table-cell>
          <table:table-cell/>
          <table:table-cell table:formula="of:=[.J12]-[.J14]" office:value-type="float" office:value="-5.5952380952381" calcext:value-type="float">
            <text:p>-5.60</text:p>
          </table:table-cell>
          <table:table-cell table:formula="of:=[.K12]-[.K14]" office:value-type="float" office:value="2.1031746031746" calcext:value-type="float">
            <text:p>2.10</text:p>
          </table:table-cell>
          <table:table-cell/>
          <table:table-cell table:formula="of:=-([.$C$3]/[.$B$3])*[.$O$11]+[.$C$3]" office:value-type="float" office:value="9.88095238095238" calcext:value-type="float">
            <text:p>9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2" table:formula="of:=FLOOR((ROW()-7)/3)+1" office:value-type="float" office:value="3" calcext:value-type="float">
            <text:p>3</text:p>
          </table:table-cell>
          <table:table-cell table:style-name="ce2" table:formula="of:=MOD(ROW()-7;3)+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INDEX([.E$2:.E$4];[.$D13])*INDEX([.$H$2:.$H$4];[.$D13])/[.$E13]" office:value-type="float" office:value="16.6666666666667" calcext:value-type="float">
            <text:p>16.67</text:p>
          </table:table-cell>
          <table:table-cell table:formula="of:=INDEX([.F$2:.F$4];[.$D13])*INDEX([.$H$2:.$H$4];[.$D13])/[.$E13]" office:value-type="float" office:value="33.3333333333333" calcext:value-type="float">
            <text:p>33.33</text:p>
          </table:table-cell>
          <table:table-cell/>
          <table:table-cell table:formula="of:=INDEX([.B$2:.B$4];[.$C13])*[.G13]/SUM([.$G$13:.$H$15])" office:value-type="float" office:value="1.66666666666667" calcext:value-type="float">
            <text:p>1.67</text:p>
          </table:table-cell>
          <table:table-cell table:formula="of:=INDEX([.C$2:.C$4];[.$C13])*[.H13]/SUM([.$G$13:.$H$15])" office:value-type="float" office:value="1.11111111111111" calcext:value-type="float">
            <text:p>1.11</text:p>
          </table:table-cell>
          <table:table-cell/>
          <table:table-cell table:formula="of:=[.J13]-[.J9]" office:value-type="float" office:value="1.25" calcext:value-type="float">
            <text:p>1.25</text:p>
          </table:table-cell>
          <table:table-cell table:formula="of:=[.K13]-[.K9]" office:value-type="float" office:value="-2.63888888888889" calcext:value-type="float">
            <text:p>-2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FLOOR((ROW()-7)/3)+1" office:value-type="float" office:value="3" calcext:value-type="float">
            <text:p>3</text:p>
          </table:table-cell>
          <table:table-cell table:style-name="ce2" table:formula="of:=MOD(ROW()-7;3)+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INDEX([.E$2:.E$4];[.$D14])*INDEX([.$H$2:.$H$4];[.$D14])/[.$E14]" office:value-type="float" office:value="66.6666666666667" calcext:value-type="float">
            <text:p>66.67</text:p>
          </table:table-cell>
          <table:table-cell table:formula="of:=INDEX([.F$2:.F$4];[.$D14])*INDEX([.$H$2:.$H$4];[.$D14])/[.$E14]" office:value-type="float" office:value="33.3333333333333" calcext:value-type="float">
            <text:p>33.33</text:p>
          </table:table-cell>
          <table:table-cell/>
          <table:table-cell table:formula="of:=INDEX([.B$2:.B$4];[.$C14])*[.G14]/SUM([.$G$13:.$H$15])" office:value-type="float" office:value="6.66666666666667" calcext:value-type="float">
            <text:p>6.67</text:p>
          </table:table-cell>
          <table:table-cell table:formula="of:=INDEX([.C$2:.C$4];[.$C14])*[.H14]/SUM([.$G$13:.$H$15])" office:value-type="float" office:value="1.11111111111111" calcext:value-type="float">
            <text:p>1.11</text:p>
          </table:table-cell>
          <table:table-cell/>
          <table:table-cell table:formula="of:=[.J14]-[.J12]" office:value-type="float" office:value="5.5952380952381" calcext:value-type="float">
            <text:p>5.60</text:p>
          </table:table-cell>
          <table:table-cell table:formula="of:=[.K14]-[.K12]" office:value-type="float" office:value="-2.1031746031746" calcext:value-type="float">
            <text:p>-2.10</text:p>
          </table:table-cell>
          <table:table-cell table:formula="of:=[.M15]+[.M13]*IF([.M13]&gt;0)+[.M14]*IF([.M14]&gt;0)" office:value-type="float" office:value="12.0833333333333" calcext:value-type="float">
            <text:p>12.08</text:p>
          </table:table-cell>
          <table:table-cell table:formula="of:=[.N15]+[.N13]*IF([.N13]&gt;0)+[.N14]*IF([.N14]&gt;0)" office:value-type="float" office:value="5.97222222222222" calcext:value-type="float">
            <text:p>5.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table:formula="of:=FLOOR((ROW()-7)/3)+1" office:value-type="float" office:value="3" calcext:value-type="float">
            <text:p>3</text:p>
          </table:table-cell>
          <table:table-cell table:style-name="ce2" table:formula="of:=MOD(ROW()-7;3)+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E$2:.E$4];[.$D15])*INDEX([.$H$2:.$H$4];[.$D15])/[.$E15]" office:value-type="float" office:value="37.5" calcext:value-type="float">
            <text:p>37.50</text:p>
          </table:table-cell>
          <table:table-cell table:formula="of:=INDEX([.F$2:.F$4];[.$D15])*INDEX([.$H$2:.$H$4];[.$D15])/[.$E15]" office:value-type="float" office:value="112.5" calcext:value-type="float">
            <text:p>112.50</text:p>
          </table:table-cell>
          <table:table-cell/>
          <table:table-cell table:formula="of:=INDEX([.B$2:.B$4];[.$C15])*[.G15]/SUM([.$G$13:.$H$15])" office:value-type="float" office:value="3.75" calcext:value-type="float">
            <text:p>3.75</text:p>
          </table:table-cell>
          <table:table-cell table:formula="of:=INDEX([.C$2:.C$4];[.$C15])*[.H15]/SUM([.$G$13:.$H$15])" office:value-type="float" office:value="3.75" calcext:value-type="float">
            <text:p>3.75</text:p>
          </table:table-cell>
          <table:table-cell/>
          <table:table-cell table:formula="of:=[.J15]+MIN([.J9];[.J13])+MIN([.J12];[.J14])" office:value-type="float" office:value="5.23809523809524" calcext:value-type="float">
            <text:p>5.24</text:p>
          </table:table-cell>
          <table:table-cell table:formula="of:=[.K15]+MIN([.K9];[.K13])+MIN([.K12];[.K14])" office:value-type="float" office:value="5.97222222222222" calcext:value-type="float">
            <text:p>5.97</text:p>
          </table:table-cell>
          <table:table-cell/>
          <table:table-cell table:formula="of:=-([.$C$4]/[.$B$4])*[.$O$14]+[.$C$4]" office:value-type="float" office:value="5.97222222222222" calcext:value-type="float">
            <text:p>5.9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formula="of:=[.M7]-[.M8]*IF([.M8]&lt;0)-[.M9]*IF([.M9]&lt;0)" office:value-type="float" office:value="4.76190476190476" calcext:value-type="float">
            <text:p>4.76</text:p>
          </table:table-cell>
          <table:table-cell table:formula="of:=[.N7]-[.N8]*IF([.N8]&lt;0)-[.N9]*IF([.N9]&lt;0)" office:value-type="float" office:value="13.968253968254" calcext:value-type="float">
            <text:p>13.97</text:p>
          </table:table-cell>
          <table:table-cell table:formula="of:=SUM([.M17:.N17])" office:value-type="float" office:value="18.7301587301587" calcext:value-type="float">
            <text:p>18.73</text:p>
          </table:table-cell>
          <table:table-cell/>
          <table:table-cell table:formula="of:=[.M17]/[.N17]" office:value-type="float" office:value="0.340909090909091" calcext:value-type="float">
            <text:p>0.3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formula="of:=[.M11]-[.M10]*IF([.M10]&lt;0)-[.M12]*IF([.M12]&lt;0)" office:value-type="float" office:value="16.5079365079365" calcext:value-type="float">
            <text:p>16.51</text:p>
          </table:table-cell>
          <table:table-cell table:formula="of:=[.N11]-[.N10]*IF([.N10]&lt;0)-[.N12]*IF([.N12]&lt;0)" office:value-type="float" office:value="8.25396825396825" calcext:value-type="float">
            <text:p>8.25</text:p>
          </table:table-cell>
          <table:table-cell table:formula="of:=SUM([.M19:.N19])" office:value-type="float" office:value="24.7619047619048" calcext:value-type="float">
            <text:p>24.76</text:p>
          </table:table-cell>
          <table:table-cell/>
          <table:table-cell table:formula="of:=[.M19]/[.N19]" office:value-type="float" office:value="2" calcext:value-type="float">
            <text:p>2.0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formula="of:=[.M15]-[.M13]*IF([.M13]&lt;0)-[.M14]*IF([.M14]&lt;0)" office:value-type="float" office:value="5.23809523809524" calcext:value-type="float">
            <text:p>5.24</text:p>
          </table:table-cell>
          <table:table-cell table:formula="of:=[.N15]-[.N13]*IF([.N13]&lt;0)-[.N14]*IF([.N14]&lt;0)" office:value-type="float" office:value="10.7142857142857" calcext:value-type="float">
            <text:p>10.71</text:p>
          </table:table-cell>
          <table:table-cell table:formula="of:=SUM([.M21:.N21])" office:value-type="float" office:value="15.952380952381" calcext:value-type="float">
            <text:p>15.95</text:p>
          </table:table-cell>
          <table:table-cell/>
          <table:table-cell table:formula="of:=[.M21]/[.N21]" office:value-type="float" office:value="0.488888888888889" calcext:value-type="float">
            <text:p>0.4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formula="of:=SUM([.O17:.O21])" office:value-type="float" office:value="59.4444444444444" calcext:value-type="float">
            <text:p>59.44</text:p>
          </table:table-cell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5:30:26.530000000</meta:creation-date>
    <dc:date>2019-01-06T04:30:07.912000000</dc:date>
    <meta:editing-duration>P1DT2H23M52S</meta:editing-duration>
    <meta:editing-cycles>22</meta:editing-cycles>
    <meta:generator>LibreOffice/6.1.1.2$Windows_X86_64 LibreOffice_project/5d19a1bfa650b796764388cd8b33a5af1f5baa1b</meta:generator>
    <meta:document-statistic meta:table-count="1" meta:cell-count="150" meta:object-count="0"/>
  </office:meta>
</office:document-meta>
</file>